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hadow="none"/>
      <style:text-properties style:font-name="Times New Roman" officeooo:paragraph-rsid="0097ed40"/>
    </style:style>
    <style:style style:name="P2" style:family="paragraph" style:parent-style-name="Standard">
      <style:paragraph-properties fo:line-height="200%" style:shadow="none"/>
      <style:text-properties style:font-name="Times New Roman" officeooo:paragraph-rsid="00991844"/>
    </style:style>
    <style:style style:name="P3" style:family="paragraph" style:parent-style-name="Standard">
      <style:paragraph-properties fo:line-height="200%" style:shadow="none"/>
      <style:text-properties style:font-name="Times New Roman" officeooo:paragraph-rsid="00a204d0"/>
    </style:style>
    <style:style style:name="P4" style:family="paragraph" style:parent-style-name="Standard">
      <style:paragraph-properties fo:line-height="200%" style:shadow="none"/>
      <style:text-properties style:font-name="Times New Roman" officeooo:rsid="0006f86b" officeooo:paragraph-rsid="009d479e"/>
    </style:style>
    <style:style style:name="P5" style:family="paragraph" style:parent-style-name="Standard">
      <style:paragraph-properties fo:line-height="200%" style:shadow="none"/>
      <style:text-properties style:font-name="Times New Roman" officeooo:rsid="0073f27d" officeooo:paragraph-rsid="00c35afe"/>
    </style:style>
    <style:style style:name="P6" style:family="paragraph" style:parent-style-name="Standard">
      <style:paragraph-properties fo:line-height="200%" style:shadow="none"/>
      <style:text-properties style:font-name="Times New Roman" officeooo:rsid="0073f27d" officeooo:paragraph-rsid="00d766a2"/>
    </style:style>
    <style:style style:name="P7" style:family="paragraph" style:parent-style-name="Standard">
      <style:paragraph-properties fo:line-height="200%" style:shadow="none"/>
      <style:text-properties style:font-name="Times New Roman" officeooo:rsid="00d365de" officeooo:paragraph-rsid="00d365de"/>
    </style:style>
    <style:style style:name="P8" style:family="paragraph" style:parent-style-name="Standard">
      <style:paragraph-properties fo:line-height="200%" style:shadow="none"/>
      <style:text-properties style:font-name="Times New Roman" officeooo:paragraph-rsid="00e2220f"/>
    </style:style>
    <style:style style:name="T1" style:family="text">
      <style:text-properties officeooo:rsid="0006f86b"/>
    </style:style>
    <style:style style:name="T2" style:family="text">
      <style:text-properties officeooo:rsid="0073f27d"/>
    </style:style>
    <style:style style:name="T3" style:family="text">
      <style:text-properties officeooo:rsid="00b3cb68"/>
    </style:style>
    <style:style style:name="T4" style:family="text">
      <style:text-properties officeooo:rsid="00b58f3e"/>
    </style:style>
    <style:style style:name="T5" style:family="text">
      <style:text-properties officeooo:rsid="00b6fa59"/>
    </style:style>
    <style:style style:name="T6" style:family="text">
      <style:text-properties officeooo:rsid="00c105ff"/>
    </style:style>
    <style:style style:name="T7" style:family="text">
      <style:text-properties officeooo:rsid="00c87ab0"/>
    </style:style>
    <style:style style:name="T8" style:family="text">
      <style:text-properties officeooo:rsid="00cb2400"/>
    </style:style>
    <style:style style:name="T9" style:family="text">
      <style:text-properties officeooo:rsid="00f27bc3"/>
    </style:style>
    <style:style style:name="T10" style:family="text">
      <style:text-properties officeooo:rsid="00f2b583"/>
    </style:style>
    <style:style style:name="T11" style:family="text">
      <style:text-properties officeooo:rsid="00f5dfc9"/>
    </style:style>
    <style:style style:name="T12" style:family="text">
      <style:text-properties officeooo:rsid="00fa96ff"/>
    </style:style>
    <style:style style:name="T13" style:family="text">
      <style:text-properties officeooo:rsid="00fe99e1"/>
    </style:style>
    <style:style style:name="T14" style:family="text">
      <style:text-properties officeooo:rsid="00ffbe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a talk given to university students in Paris, Richard Stallman warns of being a prisoner of the digital world. It does not seem likely that Stallman, a computer scientist, would preach against a digital lifestyle. However, Stallman takes issue not with computers and software on their own, but rather with software and services that disrespect their users' freedom. He believes proprietary software allows companies to insert malicious code that can spy on users. Companies that make this kind of software, he says, not only deny users freedom of privacy, but also establish control over those users by keeping their source code secret. To combat this loss of control, Stallman argues “we have to extract people from digital society if it doesn't respect their freedom or we have to make it respect their freedom” (2011, para. 2). <text:s/></text:span></text:p>
      <text:p text:style-name="P4"><text:tab/>Early in the talk, Stallman clarifies <text:span text:style-name="T12">what he means</text:span> <text:span text:style-name="T12">by</text:span> free software: software that respects users' freedom. <text:span text:style-name="T10">Non-free software</text:span>, he says, <text:span text:style-name="T3">has potential to</text:span> control <text:span text:style-name="T3">its</text:span> users. As an example, he points to computer<text:span text:style-name="T3">s</text:span> running Microsoft Windows. Th<text:span text:style-name="T4">ose</text:span> machine<text:span text:style-name="T4">s</text:span> do not respect user<text:span text:style-name="T4">s'</text:span> freedom, he says, because <text:span text:style-name="T6">they </text:span>track "data about the use of the computer" (2011, para. 4). <text:span text:style-name="T5">Stallman adds that malicious</text:span> software need not be on user<text:span text:style-name="T8">s'</text:span> hardware; <text:span text:style-name="T5">a</text:span>n online service can also spy on its users and <text:span text:style-name="T7">control users' data </text:span>. He points out a privacy double standard—companies do not protect users' privacy, but in the case of DRM, take great lengths to protect their own. </text:p>
      <text:p text:style-name="P3"><text:span text:style-name="T1"><text:tab/>Stallman chiefly supports his argument for “digital extraction” with an analysis of what he believes to be the main threats to digital freedom: surveillance, censorship, restricted data formats, proprietary software, Internet services, and computer voting. While Stallman alludes to the more political topics of surveillance, censorship by governments and computer voting, he devotes much of his talk to the regulation and distribution of digital media and software. <text:s/>Stallman envisions a world where users distribute content easily and freely; accordingly, he views any copy protection measures, such as the DMCA, as a form of censorship (2011, para. </text:span><text:soft-page-break/><text:span text:style-name="T1">96). Stallman encourages his audience to fight the “digital handcuffs” imposed by copy protection that seek to control how they use content (2011, para. 98). <text:s/>Stallman similarly opposes proprietary software. Stallman supports his claim for prohibiting proprietary software by citing its negative effects on education. He further argues society as a whole would benefit by severing its dependence on proprietary software (2011, para. 53). To realize his vision of a world with predominantly free software, Stallman launched the GNU Project and the Free Software movement.<text:tab/></text:span></text:p>
      <text:p text:style-name="P2"><text:span text:style-name="T1"><text:tab/>Stallman supports his arguments with examples carefully tailored to his audience. Because he delivered his talk at a French university, Stallman illustrates threats to digital freedom using examples from France and greater Europe. For instance, he mentions the tracking of bicycles in Paris to demonstrate threats posed by digital surveillance (2011, para. 8), and he mentions secret file formats employed by Italian public television to demonstrate threats posed by restricted data formats (2011, para. 30). Stallman also enhances his credibility through his use of French terms. Stallman's explanation of the meaning of “free”—or rather “libre”—software compliments the subtleties of French (2011, para. 34). Stallman's extensive explanation of free software also lays an important foundation for the rest of his talk that can be understood by different audiences. </text:span><text:tab/></text:p>
      <text:p text:style-name="P8"><text:span text:style-name="T2"><text:tab/>One should note that Stallman presents his views in a purely ethical context. In fact, Stallman believes one should only mention free software as “an ethical issue.” (2011, para. 63). Stallman claims additionally that those who coined the term “open source” did so to avoid discussing the ethics of free software (2011, para. 52). Stallman, claiming that the economics of open source software does not matter, refuses to entertain any argument about it (2011, para. 34). </text:span></text:p>
      <text:p text:style-name="P6"><text:tab/>When talking about a digital society, Stallman draws his ethical truths about a digital <text:soft-page-break/>society from a non-digital society. For example, in his section entitled “the war on sharing,” Stallman, <text:span text:style-name="T13">who views</text:span> <text:span text:style-name="T14">book lending</text:span> <text:span text:style-name="T11">as</text:span> an “important social act,” criticizes the Amazon kindle for its inability to lend books (2011, para 98). Stallman maintains that residents of a digital society must fight to maintain the basic freedoms and rights enjoyed by the non-digital society of the past.</text:p>
      <text:p text:style-name="P5"/>
      <text:p text:style-name="P7">References:</text:p>
      <text:p text:style-name="P7">Stallman, R. M. (2011). A Free Digital Society - What Makes Digital Inclusion Good or Bad?</text:p>
      <text:p text:style-name="P7">[Lecture transcript]. Retrieved from http://www.gnu.org/philosophy/free-digital-</text:p>
      <text:p text:style-name="P7">society.en.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7:31:53.051964136</meta:creation-date>
    <dc:date>2016-03-16T17:33:45.305418432</dc:date>
    <meta:editing-duration>PT4H26M34S</meta:editing-duration>
    <meta:editing-cycles>233</meta:editing-cycles>
    <meta:generator>LibreOffice/5.0.5.2$Linux_X86_64 LibreOffice_project/00m0$Build-2</meta:generator>
    <meta:document-statistic meta:table-count="0" meta:image-count="0" meta:object-count="0" meta:page-count="3" meta:paragraph-count="10" meta:word-count="733" meta:character-count="4730" meta:non-whitespace-character-count="3995"/>
  </office:meta>
</office:document-meta>
</file>